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7a7b" officeooo:paragraph-rsid="00007a7b"/>
    </style:style>
    <style:style style:name="P2" style:family="paragraph" style:parent-style-name="Header">
      <style:text-properties officeooo:rsid="00007a7b" officeooo:paragraph-rsid="00007a7b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7a7b" officeooo:paragraph-rsid="00007a7b" style:font-weight-asian="normal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fo:font-weight="bold" officeooo:rsid="0003d13a" officeooo:paragraph-rsid="0003d13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07a7b" officeooo:paragraph-rsid="00007a7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4c96b" officeooo:paragraph-rsid="0004c96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56014" officeooo:paragraph-rsid="0005601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da75" officeooo:paragraph-rsid="0005da7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6325" officeooo:paragraph-rsid="0007632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07a7b" officeooo:paragraph-rsid="00007a7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4c96b" officeooo:paragraph-rsid="0004c96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56014" officeooo:paragraph-rsid="0005601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5da75" officeooo:paragraph-rsid="0005da7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6325" officeooo:paragraph-rsid="00076325" style:font-weight-asian="normal" style:font-weight-complex="normal"/>
    </style:style>
    <style:style style:name="T1" style:family="text">
      <style:text-properties officeooo:rsid="0003d13a"/>
    </style:style>
    <style:style style:name="T2" style:family="text">
      <style:text-properties officeooo:rsid="00089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ter 2..</text:p>
      <text:p text:style-name="P6">Cleaning up, LSRL (Least-Squares Regression Line)</text:p>
      <text:p text:style-name="P3">[P]</text:p>
      <text:p text:style-name="P3"/>
      <text:p text:style-name="P3"/>
      <text:p text:style-name="P6">R-squared</text:p>
      <text:p text:style-name="P11"/>
      <text:p text:style-name="P11">R-squared = (Sum squared regression/ total sum of squares)</text:p>
      <text:p text:style-name="P5"/>
      <text:p text:style-name="P7">Residual Plots</text:p>
      <text:p text:style-name="P7"/>
      <text:p text:style-name="P12">A scatter plot of regression residuals against the explanatory variable. They help us assess the fit of a regression line.</text:p>
      <text:p text:style-name="P12">They suggest deviations from a linear relationship. Ideally, there should be a random scatter around zero.</text:p>
      <text:p text:style-name="P12"/>
      <text:p text:style-name="P12">R is a residual.</text:p>
      <text:p text:style-name="P12"/>
      <text:p text:style-name="P7">Outliers</text:p>
      <text:p text:style-name="P12">IQR and converting data to z-scores are the best ways to remove outliers in a data set.</text:p>
      <text:p text:style-name="P12">Outliers in the y direction have large residuals.</text:p>
      <text:p text:style-name="P12">Outliers in the x direction are often influential for a LSRL because it is the outermost point in the graph (and to make a line we graph the first point to the very last point).</text:p>
      <text:p text:style-name="P12"/>
      <text:p text:style-name="P8">Variables</text:p>
      <text:p text:style-name="P13">Lurking variable – not considered in the study but could have an effect in the study.</text:p>
      <text:p text:style-name="P13">Confounding variable – “Third variable problem” This variable could affect your A/B tests, meaning your study is now invalid (because a third variable exists that effect the relationship you are studying).</text:p>
      <text:p text:style-name="P13"/>
      <text:p text:style-name="P9">Distributions</text:p>
      <text:p text:style-name="P14"><text:tab/>Marginal refers to the percentage of the total cases divided by n observations. (e,g. If there is a Male and Female column, we get a count for both variable’s cases and divide that by the total observations). After all the cases are marginally calculated, they should add up to one (because they are all a percent of the total observations).</text:p>
      <text:p text:style-name="P14"><text:tab/>Bar graphs are best for displaying this distribution.</text:p>
      <text:p text:style-name="P14"><text:tab/>Conditional refers to the values of a variable among individuals who have a specific value of another variable. <text:span text:style-name="T2">Imagine that two variables are under an umbrella of a super variable. Basically we perform a marginal calculation for each variable. The main distinction is that the total will be different, in that that total will represent the total observations in that single variable.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7a7b" officeooo:paragraph-rsid="00007a7b"/>
    </style:style>
    <style:style style:name="MP2" style:family="paragraph" style:parent-style-name="Header">
      <style:text-properties officeooo:rsid="00007a7b" officeooo:paragraph-rsid="00007a7b"/>
    </style:style>
    <style:style style:name="MT1" style:family="text">
      <style:text-properties officeooo:rsid="0003d1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"/><text:page-number text:select-page="current">1</text:page-number><text:s/>/ <text:page-count>1</text:page-count><text:bookmark-end text:name="PageNumWizard_HEADER_Default Page Style1"/></text:p>
        <text:p text:style-name="MP2">2025-09-0<text:span text:style-name="MT1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5:13:21.759233874</meta:creation-date>
    <dc:date>2025-09-04T16:37:10.628987045</dc:date>
    <meta:editing-duration>PT29M3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303" meta:character-count="1817" meta:non-whitespace-character-count="1531"/>
  </office:meta>
</office:document-meta>
</file>